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usn</text:p>
          </table:table-cell>
          <table:table-cell office:value-type="string">
            <text:p>sub_code</text:p>
          </table:table-cell>
          <table:table-cell office:value-type="string">
            <text:p>cie1</text:p>
          </table:table-cell>
          <table:table-cell office:value-type="string">
            <text:p>cie2</text:p>
          </table:table-cell>
          <table:table-cell office:value-type="string">
            <text:p>cie3</text:p>
          </table:table-cell>
        </table:table-row>
        <table:table-row table:style-name="ro1">
          <table:table-cell office:value-type="string">
            <text:p>1RV12IS044 <text:s/></text:p>
          </table:table-cell>
          <table:table-cell office:value-type="string">
            <text:p>12IS7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1RV12IS044</text:p>
          </table:table-cell>
          <table:table-cell table:style-name="ce1" office:value-type="string">
            <text:p>12IS71</text:p>
          </table:table-cell>
          <table:table-cell table:number-columns-repeated="2" office:value-type="float" office:value="24">
            <text:p>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RV12IS044</text:p>
          </table:table-cell>
          <table:table-cell table:style-name="ce1" office:value-type="string">
            <text:p>12IS72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1RV12IS044</text:p>
          </table:table-cell>
          <table:table-cell table:style-name="ce1" office:value-type="string">
            <text:p>12IS73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1RV12IS044</text:p>
          </table:table-cell>
          <table:table-cell table:style-name="ce1" office:value-type="string">
            <text:p>12IS7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1RV12IS046</text:p>
          </table:table-cell>
          <table:table-cell table:style-name="ce1" office:value-type="string">
            <text:p>12IS74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RV12IS046</text:p>
          </table:table-cell>
          <table:table-cell office:value-type="string">
            <text:p>12IS71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RV12IS046</text:p>
          </table:table-cell>
          <table:table-cell table:style-name="ce1" office:value-type="string">
            <text:p>12IS72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RV12IS048</text:p>
          </table:table-cell>
          <table:table-cell office:value-type="string">
            <text:p>12IS74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1RV12IS048</text:p>
          </table:table-cell>
          <table:table-cell office:value-type="string">
            <text:p>12IS7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1RV12IS048</text:p>
          </table:table-cell>
          <table:table-cell table:style-name="ce1" office:value-type="string">
            <text:p>12IS72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RV12IS049</text:p>
          </table:table-cell>
          <table:table-cell office:value-type="string">
            <text:p>12IS7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1RV12IS049</text:p>
          </table:table-cell>
          <table:table-cell office:value-type="string">
            <text:p>12IS71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RV12IS049</text:p>
          </table:table-cell>
          <table:table-cell office:value-type="string">
            <text:p>12IS72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1RV12IS056</text:p>
          </table:table-cell>
          <table:table-cell office:value-type="string">
            <text:p>12IS74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1RV12IS044</text:p>
          </table:table-cell>
          <table:table-cell office:value-type="string">
            <text:p>12IS74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RV12IS046</text:p>
          </table:table-cell>
          <table:table-cell table:style-name="ce1" office:value-type="string">
            <text:p>12IS7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1RV12IS046</text:p>
          </table:table-cell>
          <table:table-cell table:style-name="ce1" office:value-type="string">
            <text:p>12IS72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1RV12IS046</text:p>
          </table:table-cell>
          <table:table-cell table:style-name="ce1" office:value-type="string">
            <text:p>12IS7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1RV12IS048</text:p>
          </table:table-cell>
          <table:table-cell table:style-name="ce1" office:value-type="string">
            <text:p>12IS75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1RV12IS048</text:p>
          </table:table-cell>
          <table:table-cell table:style-name="ce1" office:value-type="string">
            <text:p>12IS74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1RV12IS048</text:p>
          </table:table-cell>
          <table:table-cell office:value-type="string">
            <text:p>12IS7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1RV12IS049</text:p>
          </table:table-cell>
          <table:table-cell table:style-name="ce1" office:value-type="string">
            <text:p>12IS7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1RV12IS049</text:p>
          </table:table-cell>
          <table:table-cell office:value-type="string">
            <text:p>12IS7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1RV12IS049</text:p>
          </table:table-cell>
          <table:table-cell office:value-type="string">
            <text:p>12IS71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1RV12IS056</text:p>
          </table:table-cell>
          <table:table-cell table:style-name="ce1" office:value-type="string">
            <text:p>12IS72</text:p>
          </table:table-cell>
          <table:table-cell table:number-columns-repeated="2" office:value-type="float" office:value="33">
            <text:p>3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1RV12IS044</text:p>
          </table:table-cell>
          <table:table-cell office:value-type="string">
            <text:p>12IS7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vce </meta:initial-creator>
    <meta:creation-date>2015-12-02T12:06:22</meta:creation-date>
    <dc:date>2015-12-02T12:16:23</dc:date>
    <dc:creator>rvce </dc:creator>
    <meta:editing-duration>PT9M34S</meta:editing-duration>
    <meta:editing-cycles>2</meta:editing-cycles>
    <meta:generator>LibreOffice/3.5$Linux_x86 LibreOffice_project/350m1$Build-2</meta:generator>
    <meta:document-statistic meta:table-count="3" meta:cell-count="140" meta:object-count="0"/>
  </office:meta>
</office:document-meta>
</file>